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0b8e88" officeooo:paragraph-rsid="000b8e88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fo:font-weight="bold" officeooo:rsid="000e42e3" officeooo:paragraph-rsid="000e42e3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ject1" text:anchor-type="paragraph" svg:x="0.757cm" svg:y="1.395cm" svg:width="27.899cm" svg:height="18.597cm" draw:z-index="0"><draw:object xlink:href="./Object 1" xlink:type="simple" xlink:show="embed" xlink:actuate="onLoad"/><draw:image xlink:href="./ObjectReplacements/Object 1" xlink:type="simple" xlink:show="embed" xlink:actuate="onLoad"/></draw:frame>MuDe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28cm" fo:margin-bottom="0.289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1:43:30.118101498</meta:creation-date>
    <dc:date>2019-04-15T01:38:14.998268212</dc:date>
    <meta:editing-duration>PT9M14S</meta:editing-duration>
    <meta:editing-cycles>6</meta:editing-cycles>
    <meta:generator>LibreOffice/5.1.6.2$Linux_X86_64 LibreOffice_project/10m0$Build-2</meta:generator>
    <meta:document-statistic meta:table-count="0" meta:image-count="0" meta:object-count="1" meta:page-count="1" meta:paragraph-count="1" meta:word-count="1" meta:character-count="5" meta:non-whitespace-character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60.27mm"/>
    </style:style>
    <style:style style:name="co4" style:family="table-column">
      <style:table-column-properties fo:break-before="auto" style:column-width="51.36mm"/>
    </style:style>
    <style:style style:name="co5" style:family="table-column">
      <style:table-column-properties fo:break-before="auto" style:column-width="51.52mm"/>
    </style:style>
    <style:style style:name="ro1" style:family="table-row">
      <style:table-row-properties style:row-height="10.02mm" fo:break-before="auto" style:use-optimal-row-height="false"/>
    </style:style>
    <style:style style:name="ro2" style:family="table-row">
      <style:table-row-properties style:row-height="39.58mm" fo:break-before="auto" style:use-optimal-row-height="false"/>
    </style:style>
    <style:style style:name="ro3" style:family="table-row">
      <style:table-row-properties style:row-height="43.32mm" fo:break-before="auto" style:use-optimal-row-height="false"/>
    </style:style>
    <style:style style:name="ro4" style:family="table-row">
      <style:table-row-properties style:row-height="27.06mm" fo:break-before="auto" style:use-optimal-row-height="false"/>
    </style:style>
    <style:style style:name="ro5" style:family="table-row">
      <style:table-row-properties style:row-height="71.74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2.01pt solid #000000" style:vertical-align="middle"/>
      <style:paragraph-properties fo:text-align="center" fo:margin-left="0mm"/>
      <style:text-properties style:font-name="Liberation Serif" fo:language="es" fo:country="E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2.01pt solid #000000" style:vertical-align="middle"/>
      <style:paragraph-properties fo:text-align="center" fo:margin-left="0mm"/>
      <style:text-properties style:font-name="Liberation Serif" fo:language="es" fo:country="E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2.01pt solid #000000" style:vertical-align="top"/>
      <style:paragraph-properties fo:text-align="start" fo:margin-left="0mm"/>
      <style:text-properties style:font-name="Liberation Serif" fo:language="es" fo:country="E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/>
          <table:table-cell table:style-name="ce2" office:value-type="string" calcext:value-type="string">
            <text:p>Objetivos</text:p>
          </table:table-cell>
          <table:table-cell table:style-name="ce2" office:value-type="string" calcext:value-type="string">
            <text:p>Éxito</text:p>
          </table:table-cell>
          <table:table-cell table:style-name="ce2" office:value-type="string" calcext:value-type="string">
            <text:p>Verificación</text:p>
          </table:table-cell>
          <table:table-cell table:style-name="ce2" office:value-type="string" calcext:value-type="string">
            <text:p>Condiciones</text:p>
          </table:table-cell>
        </table:table-row>
        <table:table-row table:style-name="ro2">
          <table:table-cell office:value-type="string" calcext:value-type="string">
            <text:p>Meta</text:p>
          </table:table-cell>
          <table:table-cell office:value-type="string" calcext:value-type="string">
            <text:p>Creación de una red de detección de muones cósmicos <text:s/>a diferentes alturas en tiempo real con acceso remoto que permita realizar el experimento en institutos y universidades para su divulgación</text:p>
          </table:table-cell>
          <table:table-cell office:value-type="string" calcext:value-type="string">
            <text:p>Utilización por parte de universidades e institutos para la realización de experimentos y prácticas de laboratorio <text:s text:c="8"/>Expansión del interés y los puestos de toma de datos al rededor del mundo <text:s text:c="13"/>El experimento es realizado en 20 institutos diferentes de 3 países diferentes</text:p>
          </table:table-cell>
          <table:table-cell office:value-type="string" calcext:value-type="string">
            <text:p>Número de conexiones a la red de dispositivos <text:s text:c="37"/>Aumento de los puestos de toma de datos a diferentes alturas <text:s text:c="12"/>Informes sobre las jornadas de divulgación realizadas <text:s text:c="10"/></text:p>
          </table:table-cell>
          <table:table-cell office:value-type="string" calcext:value-type="string">
            <text:p>Interés científico y comercial <text:s text:c="15"/>Facilitar el estudio de la física de partículas en universidades e Institutos a través de un producto barato y útil, así como compartir información útil a todo el mundo a partir de una red de datos</text:p>
          </table:table-cell>
        </table:table-row>
        <table:table-row table:style-name="ro3">
          <table:table-cell office:value-type="string" calcext:value-type="string">
            <text:p>Propósito</text:p>
          </table:table-cell>
          <table:table-cell office:value-type="string" calcext:value-type="string">
            <text:p>Poder obtener de forma remota datos sobre la detección de muones con un dispositivo autosuficiente en las zonas de los Picos de Europa</text:p>
          </table:table-cell>
          <table:table-cell office:value-type="string" calcext:value-type="string">
            <text:p>El dispositivo recoge datos en tiempo real de la detección de muones pudiendo acceder a ellos de forma remota</text:p>
          </table:table-cell>
          <table:table-cell office:value-type="string" calcext:value-type="string">
            <text:p>Los datos obtenidos en el experimento de la dilatación temporal y la medición de vida media de los muones a partir de los datos del dispositivo son coherentes con la teoría. El dispositivo es capaz de autoabastecerse de energía durante al menos un periodo de un mes.</text:p>
          </table:table-cell>
          <table:table-cell office:value-type="string" calcext:value-type="string">
            <text:p>Se consigue aumentar el número de puestos de toma de datos </text:p>
          </table:table-cell>
        </table:table-row>
        <table:table-row table:style-name="ro4">
          <table:table-cell office:value-type="string" calcext:value-type="string">
            <text:p>Resultados</text:p>
          </table:table-cell>
          <table:table-cell office:value-type="string" calcext:value-type="string">
            <text:p>Dispositivo autosuficiente para la detección de muones </text:p>
          </table:table-cell>
          <table:table-cell office:value-type="string" calcext:value-type="string">
            <text:p>El dispositivo es capaz de autoabastecerse de energía permitiendo obtener de forma autosuficiente datos sobre la detección de muones</text:p>
          </table:table-cell>
          <table:table-cell office:value-type="string" calcext:value-type="string">
            <text:p>Los resultados de la detección de muones son coherentes con los valores esperados y el dispositivo es capaz de funcionar sin alimentación externa de energía</text:p>
          </table:table-cell>
          <table:table-cell office:value-type="string" calcext:value-type="string">
            <text:p>Bajo coste de producción del dispositivo. El dispositivo es rentable para su producción <text:s text:c="93"/></text:p>
          </table:table-cell>
        </table:table-row>
        <table:table-row table:style-name="ro5">
          <table:table-cell office:value-type="string" calcext:value-type="string">
            <text:p>Componentes</text:p>
          </table:table-cell>
          <table:table-cell office:value-type="string" calcext:value-type="string">
            <text:p>- Grupo de Trabajo <text:s text:c="19"/>- Detector de Muones <text:s text:c="14"/>- Sistema de conexión remota a internet <text:s text:c="37"/>- Células fotoeléctricas <text:s text:c="13"/>- Programa para la adquisiciṕn de Datos</text:p>
          </table:table-cell>
          <table:table-cell office:value-type="string" calcext:value-type="string">
            <text:p>Presupuesto: <text:s text:c="49"/>- Financiación para la fabricación del dispositivo para la toma de datos <text:s text:c="18"/>- Colaboración del IFCA <text:s text:c="26"/>- Participación de alguna Universidad o Instituto <text:s text:c="104"/>Calendario: <text:s text:c="52"/>- 2019: Fabricación del Dispositivo <text:s text:c="9"/>-2020 M1: Prueba del dispositivo en el laboratorio <text:s text:c="49"/>- 2020 M2: Desarrollos del DAQ y el sistema de acceso remoto <text:s text:c="30"/>- 2020 M6: Prueba del dispositivo a gran altura en sitio remoto <text:s text:c="29"/>- 2021: Distribució <text:s/>y comercialización del Producto</text:p>
          </table:table-cell>
          <table:table-cell office:value-type="string" calcext:value-type="string">
            <text:p><text:s/>- Informes internos <text:s text:c="25"/>- Informe de Costes <text:s text:c="24"/>- Test de la autonomía del dispositivo <text:s text:c="39"/>- Resultados coherentes del experimento <text:s text:c="36"/>- Acceso al dispositivo de forma remota</text:p>
          </table:table-cell>
          <table:table-cell office:value-type="string" calcext:value-type="string">
            <text:p><text:s/>- Obtención de la financiación <text:s text:c="8"/>- Interés por parte de universidades o institutos <text:s text:c="15"/>- Bajo coste del dispositivo <text:s text:c="16"/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 style:data-style-name="N2" text:time-value="01:32:46.391067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